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JetBrains Mono" svg:font-family="'JetBrains Mono'" style:font-pitch="fixed"/>
    <style:font-face style:name="OpenSymbol" svg:font-family="OpenSymbol" style:font-charset="x-symbol"/>
    <style:font-face style:name="Times New Roman" svg:font-family="'Times New Roman'" style:font-family-generic="roman"/>
    <style:font-face style:name="serif" svg:font-family="serif"/>
    <style:font-face style:name="times new roman" svg:font-family="'times new roman'" style:font-family-generic="roman"/>
  </office:font-face-decls>
  <office:automatic-styles>
    <style:style style:name="P1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Heading_20_1">
      <style:text-properties style:font-name="Times New Roman" fo:font-size="14pt" style:font-size-asian="12.25pt" style:font-size-complex="14pt"/>
    </style:style>
    <style:style style:name="P5" style:family="paragraph" style:parent-style-name="Heading_20_1" style:list-style-name="Numbering_20_123">
      <style:paragraph-properties fo:break-before="page"/>
      <style:text-properties style:font-name="Times New Roman" officeooo:rsid="001dd229" officeooo:paragraph-rsid="001dd229"/>
    </style:style>
    <style:style style:name="P6" style:family="paragraph" style:parent-style-name="Heading_20_1" style:list-style-name="Numbering_20_123">
      <style:text-properties officeooo:rsid="001e6980" officeooo:paragraph-rsid="001e6980"/>
    </style:style>
    <style:style style:name="P7" style:family="paragraph" style:parent-style-name="Heading_20_2" style:list-style-name="Numbering_20_123">
      <style:text-properties officeooo:paragraph-rsid="001e6980"/>
    </style:style>
    <style:style style:name="P8" style:family="paragraph" style:parent-style-name="Standard">
      <style:paragraph-properties fo:margin-left="0in" fo:margin-right="0in" fo:text-align="center" style:justify-single-word="false" fo:text-indent="0in" style:auto-text-indent="false" style:writing-mode="lr-tb"/>
      <style:text-properties style:font-name="Times New Roman" fo:font-size="14pt" style:font-size-asian="14pt" style:font-size-complex="14pt"/>
    </style:style>
    <style:style style:name="P9" style:family="paragraph" style:parent-style-name="Standard">
      <style:paragraph-properties fo:margin-left="0in" fo:margin-right="0in" fo:text-align="end" style:justify-single-word="false" fo:text-indent="0in" style:auto-text-indent="false" style:writing-mode="lr-tb"/>
      <style:text-properties style:font-name="Times New Roman" fo:font-size="14pt" officeooo:rsid="001c12dd" officeooo:paragraph-rsid="001c12dd" style:font-size-asian="14pt" style:font-size-complex="14pt"/>
    </style:style>
    <style:style style:name="P10" style:family="paragraph" style:parent-style-name="Text_20_body">
      <style:paragraph-properties fo:text-indent="0.5in" style:auto-text-indent="false"/>
      <style:text-properties officeooo:paragraph-rsid="001dd533"/>
    </style:style>
    <style:style style:name="P11" style:family="paragraph" style:parent-style-name="Text_20_body" style:list-style-name="List_20_1">
      <style:paragraph-properties fo:margin-left="0.2in" fo:text-indent="0.3in" style:auto-text-indent="false"/>
      <style:text-properties officeooo:rsid="001e6980" officeooo:paragraph-rsid="001e6980"/>
    </style:style>
    <style:style style:name="P12" style:family="paragraph" style:parent-style-name="Text_20_body">
      <style:paragraph-properties fo:text-indent="0.5in" style:auto-text-indent="false"/>
      <style:text-properties officeooo:rsid="001e6980" officeooo:paragraph-rsid="001fb35f"/>
    </style:style>
    <style:style style:name="P13" style:family="paragraph" style:parent-style-name="Text_20_body">
      <style:paragraph-properties fo:text-indent="0.5in" style:auto-text-indent="false"/>
      <style:text-properties officeooo:rsid="001fb35f" officeooo:paragraph-rsid="001fb35f"/>
    </style:style>
    <style:style style:name="P14" style:family="paragraph" style:parent-style-name="Text_20_body">
      <style:paragraph-properties fo:text-indent="0.5in" style:auto-text-indent="false"/>
      <style:text-properties officeooo:rsid="00215708" officeooo:paragraph-rsid="00215708"/>
    </style:style>
    <style:style style:name="T1" style:family="text">
      <style:text-properties style:font-name="Times New Roman"/>
    </style:style>
    <style:style style:name="T2" style:family="text">
      <style:text-properties style:font-name="Times New Roman" officeooo:rsid="001dd533"/>
    </style:style>
    <style:style style:name="T3" style:family="text">
      <style:text-properties officeooo:rsid="001dd533"/>
    </style:style>
    <style:style style:name="T4" style:family="text">
      <style:text-properties officeooo:rsid="001e698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fb35f" style:font-weight-asian="bold" style:font-weight-complex="bold"/>
    </style:style>
    <style:style style:name="T7" style:family="text">
      <style:text-properties fo:font-weight="bold" officeooo:rsid="00215708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fb35f" style:font-weight-asian="normal" style:font-weight-complex="normal"/>
    </style:style>
    <style:style style:name="T10" style:family="text">
      <style:text-properties fo:font-weight="normal" officeooo:rsid="00215708" style:font-weight-asian="normal" style:font-weight-complex="normal"/>
    </style:style>
    <style:style style:name="T11" style:family="text">
      <style:text-properties officeooo:rsid="001fb35f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МОСКОВСКАЯ ПРЕДПРОФЕССИОНАЛЬНАЯ<text:line-break/>ОЛИМПИАДА ШКОЛЬНИКОВ<text:line-break/>Профиль «Информационные технологии»<text:line-break/>Командный кейс No2 «SmartFridge: QR Control &amp; IoT Sync»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Работа выполнили</text:p>
      <text:p text:style-name="P9">Багинян Артур,</text:p>
      <text:p text:style-name="P9">Гришин Илья,</text:p>
      <text:p text:style-name="P9">Светлана Сердюк,</text:p>
      <text:p text:style-name="P9">Владислав Гриценко,</text:p>
      <text:p text:style-name="P9">Кобцев Андрей.</text:p>
      <text:table-of-content text:style-name="Sect1" text:protected="true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<text:soft-page-break/>Оглавление</text:p>
          </text:index-title>
          <text:p text:style-name="P1"><text:a xlink:type="simple" xlink:href="#__RefHeading___Toc48_1292407412" text:style-name="Index_20_Link" text:visited-style-name="Index_20_Link">1. Описание проекта<text:tab/>3</text:a></text:p>
          <text:p text:style-name="P1"><text:a xlink:type="simple" xlink:href="#__RefHeading___Toc50_1292407412" text:style-name="Index_20_Link" text:visited-style-name="Index_20_Link">2. Архитектура<text:tab/>3</text:a></text:p>
          <text:p text:style-name="P2"><text:a xlink:type="simple" xlink:href="#__RefHeading___Toc62_1292407412" text:style-name="Index_20_Link" text:visited-style-name="Index_20_Link">1. Бекенд<text:tab/>3</text:a></text:p>
        </text:index-body>
      </text:table-of-content>
      <text:h text:style-name="P4" text:outline-level="1" text:is-list-header="true"/>
      <text:list text:style-name="Numbering_20_123">
        <text:list-item>
          <text:h text:style-name="P5" text:outline-level="1"><text:bookmark-start text:name="__RefHeading___Toc48_1292407412"/>Описание <text:span text:style-name="T3">проекта</text:span><text:bookmark-end text:name="__RefHeading___Toc48_1292407412"/></text:h>
        </text:list-item>
      </text:list>
      <text:p text:style-name="P10"><text:span text:style-name="T2">Приложение позволяет управлять</text:span><text:span text:style-name="T1"> содержимым холодильника, </text:span><text:span text:style-name="T2">а также </text:span><text:span text:style-name="T1">упрощает процесс инвентаризации и оптимизирует закупки продуктов. Приложение использует QR-коды для считывания информации о продуктах, что позволяет пользователям легко отслеживать запасы и сроки годности.</text:span></text:p>
      <text:list text:continue-numbering="true" text:style-name="Numbering_20_123">
        <text:list-item>
          <text:h text:style-name="P6" text:outline-level="1"><text:bookmark-start text:name="__RefHeading___Toc50_1292407412"/>Архитектура<text:bookmark-end text:name="__RefHeading___Toc50_1292407412"/></text:h>
          <text:list>
            <text:list-item>
              <text:h text:style-name="P7" text:outline-level="2"><text:bookmark-start text:name="__RefHeading___Toc62_1292407412"/><text:span text:style-name="T4">Бекенд</text:span><text:bookmark-end text:name="__RefHeading___Toc62_1292407412"/></text:h>
            </text:list-item>
          </text:list>
        </text:list-item>
      </text:list>
      <text:list text:style-name="List_20_1">
        <text:list-item>
          <text:p text:style-name="P11"><text:span text:style-name="T5">Язык</text:span>: Python</text:p>
        </text:list-item>
        <text:list-item>
          <text:p text:style-name="P11"><text:span text:style-name="T5">API </text:span><text:span text:style-name="T6">&amp; ASGI</text:span>: FastAPI, <text:span text:style-name="T11">Uvicorn</text:span></text:p>
        </text:list-item>
        <text:list-item>
          <text:p text:style-name="P11"><text:span text:style-name="T5">ORM</text:span>: SQLAlchemy</text:p>
        </text:list-item>
        <text:list-item>
          <text:p text:style-name="P11"><text:span text:style-name="T5">База данных и кеширование</text:span>: PostgreSQL, Redis</text:p>
        </text:list-item>
        <text:list-item>
          <text:p text:style-name="P11"><text:span text:style-name="T5">DTO</text:span>: Pydantic</text:p>
        </text:list-item>
        <text:list-item>
          <text:p text:style-name="P11"><text:span text:style-name="T5">Telegram бот (для уведомлений)</text:span>: Aiogram3</text:p>
        </text:list-item>
      </text:list>
      <text:p text:style-name="P12">В качестве языка для серверной части приложения был выбран <text:span text:style-name="T5">Python</text:span><text:span text:style-name="T8">. Самым главным преимуществом языка можно считать его простоту и большое сообщество, что позволяет быстрее разрабатывать приложения. В качестве фреймворка для разработки </text:span><text:span text:style-name="T5">REST API</text:span><text:span text:style-name="T8"> был выбран </text:span><text:span text:style-name="T5">FastAPI</text:span><text:span text:style-name="T8">.</text:span></text:p>
      <text:p text:style-name="P12"><text:span text:style-name="T9">FastAPI стремительно развивается, ведь является асинхронным фреймворко</text:span><text:span text:style-name="T10">м</text:span><text:span text:style-name="T9"> для разработки API сервисов. Из его преимуществ можно выделить его связанность с аннотациями типов (type hinting) и </text:span><text:span text:style-name="T6">Pydantic</text:span><text:span text:style-name="T9">, что позволяет обеспечить безопасность и сильную типизацию в условиях динамической типизации. Это выделяет данный фреймворк на фоне устаревающих Django и Flask.</text:span></text:p>
      <text:p text:style-name="P13"><text:span text:style-name="T8">В качестве СУБД был выбран </text:span><text:span text:style-name="T5">PostgreSQL</text:span><text:span text:style-name="T8"> – одна из самых популярных SQL СУБД на данный момент. Из преимуществ можно выделить безопасность транзакций и поддержку сложных типов данных, как JSON и др. </text:span><text:span text:style-name="T10">В PSQL мы храним большинство данных: пользователи, их сессии, холодильники, продукты и тд. Также, мы используем </text:span><text:span text:style-name="T7">Redis </text:span><text:span text:style-name="T10">– key-value хранилище в оперативной памяти. В нем мы храним данные JWT сессии, что позволяет быстрее получать данные пользователя при авторизации.</text:span></text:p>
      <text:p text:style-name="P13"><text:span text:style-name="T8">Для ORM был выбран </text:span><text:span text:style-name="T5">SQLAlchemy </text:span><text:span text:style-name="T8">– самая популярная ORM для работы на Python. </text:span><text:span text:style-name="T10">Преимуществами являются гибкость и поддержка множества реляционных баз данных.</text:span></text:p>
      <text:p text:style-name="P14"><text:span text:style-name="T10">П</text:span><text:span text:style-name="T8">о техническому заданию нам требуется сделать систему уведомлений об истечении срока годности продуктов в холодильнике. Мы решили использовать Telegram, а точнее Telegram-бота. Взаимодействие с Telegram Bot API происходит с помощью </text:span><text:span text:style-name="T5">Aiogram –</text:span><text:span text:style-name="T8"> </text:span><text:soft-page-break/><text:span text:style-name="T8">асинхронный и высокопроизводительный фреймворк. Пользователь переходит по сгенерированной на фронт-енде ссылке, что в последствие позволяет боту присылать сообщения (выполнено с помощью </text:span><text:a xlink:type="simple" xlink:href="https://docs.aiogram.dev/en/latest/utils/deep_linking.html" text:style-name="Internet_20_link" text:visited-style-name="Visited_20_Internet_20_Link"><text:span text:style-name="T8">deep-linking</text:span></text:a><text:span text:style-name="T8">’a). Сама система простая – одна cron-работа, которая выполняется ежечасно и просто ищет юзеров, у которых срок годности по крайней мере одного продукта истекает в ближайшие 3 дня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JetBrains Mono" svg:font-family="'JetBrains Mono'" style:font-pitch="fixed"/>
    <style:font-face style:name="OpenSymbol" svg:font-family="OpenSymbol" style:font-charset="x-symbol"/>
    <style:font-face style:name="Times New Roman" svg:font-family="'Times New Roman'" style:font-family-generic="roman"/>
    <style:font-face style:name="serif" svg:font-family="serif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Free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Free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imes New Roman" fo:font-family="'Times New Roman'" style:font-family-generic="roman" fo:font-size="14pt" style:font-name-asian="FreeSans" style:font-family-asian="FreeSans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/<text:page-count>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6T19:20:26.552046676</meta:creation-date>
    <dc:date>2025-01-26T20:40:46.904793638</dc:date>
    <meta:editing-duration>PT2M23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4" meta:paragraph-count="27" meta:word-count="355" meta:character-count="2614" meta:non-whitespace-character-count="2290"/>
  </office:meta>
</office:document-meta>
</file>